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A3E59788A01B510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7cm" fo:min-width="25.198cm" fo:padding-top="0cm" fo:padding-bottom="0cm" fo:padding-left="0cm" fo:padding-right="0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4.897cm" fo:min-width="12.296cm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4.733cm" fo:min-width="12.296cm" fo:padding-top="0cm" fo:padding-bottom="0cm" fo:padding-left="0cm" fo:padding-right="0cm" fo:wrap-option="wrap"/>
    </style:style>
    <style:style style:name="pr1" style:family="presentation" style:parent-style-name="Title_20_Only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outline1">
      <style:graphic-properties fo:min-height="11.928cm"/>
    </style:style>
    <style:style style:name="pr4" style:family="presentation" style:parent-style-name="Title_2c__20_2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54cm" fo:margin-bottom="0cm" fo:line-height="100%" fo:text-align="start" fo:text-indent="0cm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margin-top="0.254cm" fo:margin-bottom="0cm" fo:text-align="start" style:font-independent-line-spacing="true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style:paragraph-properties fo:margin-top="0.457cm" fo:margin-bottom="0cm"/>
    </style:style>
    <style:style style:name="P9" style:family="paragraph">
      <style:paragraph-properties fo:margin-left="0cm" fo:margin-right="0cm" fo:margin-top="0.152cm" fo:margin-bottom="0cm" fo:line-height="90%" fo:text-align="start" fo:text-indent="0cm"/>
    </style:style>
    <style:style style:name="P10" style:family="paragraph">
      <loext:graphic-properties draw:fill="none"/>
      <style:paragraph-properties fo:margin-left="0cm" fo:margin-right="0cm" fo:margin-top="0.152cm" fo:margin-bottom="0cm" fo:line-height="90%" fo:text-align="start" fo:text-indent="0cm" style:font-independent-line-spacing="true"/>
      <style:text-properties fo:font-size="18pt"/>
    </style:style>
    <style:style style:name="P11" style:family="paragraph">
      <style:paragraph-properties fo:margin-left="0cm" fo:margin-right="0cm" fo:margin-top="0.152cm" fo:margin-bottom="0cm" fo:line-height="100%" fo:text-align="start" fo:text-indent="0cm"/>
    </style:style>
    <style:style style:name="T1" style:family="text">
      <style:text-properties fo:font-variant="normal" fo:text-transform="none" fo:color="#006699" style:text-outline="false" style:text-line-through-style="none" style:text-line-through-type="none" style:text-position="0% 100%" style:font-name="Arial" fo:font-size="44pt" fo:letter-spacing="normal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99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9" style:family="text">
      <style:text-properties fo:font-variant="normal" fo:text-transform="none" fo:color="#0066cc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Calibri" fo:font-size="14pt" fo:letter-spacing="normal" fo:font-style="normal" style:text-underline-style="none" fo:font-weight="normal" fo:background-color="#ffff99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1" style:family="text">
      <style:text-properties fo:font-variant="normal" fo:text-transform="none" fo:color="#0066cc" style:text-line-through-style="none" style:text-line-through-type="none" style:text-position="0% 100%" style:font-name="Calibri" fo:font-size="14pt" fo:letter-spacing="normal" fo:font-style="normal" style:text-underline-style="none" fo:font-weight="normal" fo:background-color="#99ff99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2" style:family="text">
      <style:text-properties fo:font-variant="normal" fo:text-transform="none" fo:color="#0066cc" style:text-line-through-style="none" style:text-line-through-type="none" style:text-position="0% 100%" style:font-name="Calibri" fo:font-size="14pt" fo:letter-spacing="normal" fo:font-style="normal" style:text-underline-style="none" fo:font-weight="normal" fo:background-color="#66ccff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CustomShape 1" draw:style-name="gr1" draw:text-style-name="P2" draw:layer="layout" svg:width="25.197cm" svg:height="3.504cm" svg:x="0cm" svg:y="6.503cm">
          <text:p text:style-name="P1"><text:span text:style-name="T1">Ταυτόχρονος Προγραμματισμός</text:span><text:span text:style-name="T2"><text:line-break/></text:span><text:span text:style-name="T3">4η εργασί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4.382cm" svg:height="1.671cm" svg:x="2.032cm" svg:y="12.192cm">
          <text:p text:style-name="P3"><text:span text:style-name="T4">Καραμέλλιος Σωτήριος 2237</text:span></text:p>
          <text:p text:style-name="P3"><text:span text:style-name="T4">Χουλιαράς Ανδρέας 21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5.197cm" svg:height="1.769cm" svg:x="1.4cm" svg:y="0.837cm">
          <text:p text:style-name="P1"><text:span text:style-name="T5">4.1 Coroutin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7cm" svg:height="12.177cm" svg:x="1.4cm" svg:y="4.914cm">
          <text:list text:style-name="L2">
            <text:list-header>
              <text:p text:style-name="P5"><text:span text:style-name="T6">typedef struct co_data{</text:span></text:p>
              <text:p text:style-name="P5"><text:span text:style-name="T6"><text:tab/></text:span><text:span text:style-name="T6">ucontext_t uctx;</text:span></text:p>
              <text:p text:style-name="P5"><text:span text:style-name="T6"><text:tab/></text:span><text:span text:style-name="T6">char *stack;</text:span></text:p>
              <text:p text:style-name="P5"><text:span text:style-name="T6"><text:tab/></text:span><text:span text:style-name="T6">int size_stack;</text:span></text:p>
              <text:p text:style-name="P5"><text:span text:style-name="T6"><text:tab/></text:span><text:span text:style-name="T6">struct co_data *from;</text:span></text:p>
              <text:p text:style-name="P5"><text:span text:style-name="T6"><text:tab/></text:span><text:span text:style-name="T6">struct co_data *link;</text:span></text:p>
              <text:p text:style-name="P5"><text:span text:style-name="T6">} co_t; </text:span></text:p>
            </text:list-header>
            <text:list-item>
              <text:p text:style-name="P5"><text:span text:style-name="T6">Θέτουμε από πριν το πεδίο link, που είναι η κορουτίνα που θα συνεχίσει να εκτελείτε μετα τον τερματισμό της δηλωθήσας κορουτίνας.</text:span></text:p>
            </text:list-item>
            <text:list-item>
              <text:p text:style-name="P5"><text:span text:style-name="T6">Η mycoroutines_init καλεί την getcontext για λογαριασμό της main.</text:span></text:p>
            </text:list-item>
            <text:list-item>
              <text:p text:style-name="P5"><text:span text:style-name="T6">H mycoroutines_create χρησιμοποιεί την makecontext και ετοιμάζει κατάλληλα τα πεδία του struct uctx που χρησιμοποιεί.</text:span></text:p>
            </text:list-item>
            <text:list-item>
              <text:p text:style-name="P5"><text:span text:style-name="T6">Για την mycoroutines_switchto χρησιμοποιούμε την swapcontext σώζοντας την κατάσταση της κορουτίνας από την οποία γίνετε το άλμα.</text:span></text:p>
            </text:list-item>
            <text:list-item>
              <text:p text:style-name="P5"><text:span text:style-name="T6">Η mycoroutines_destroy ουσιαστικά ελευθερώνει την μνήμη που δεσμεύσαμε για την stack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2T3">
        <draw:custom-shape draw:name="CustomShape 1" draw:style-name="gr5" draw:text-style-name="P7" draw:layer="layout" svg:width="25.197cm" svg:height="1.769cm" svg:x="1.4cm" svg:y="0.837cm">
          <text:p text:style-name="P1"><text:span text:style-name="T5">4.1 Coroutin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8" draw:layer="layout" svg:width="13.316cm" svg:height="14.986cm" svg:x="0.4cm" svg:y="3.048cm" presentation:class="outline" presentation:user-transformed="true">
          <draw:text-box>
            <text:list text:style-name="L3">
              <text:list-header>
                <text:p text:style-name="P8"><text:span text:style-name="T6">Producer{</text:span></text:p>
              </text:list-header>
              <text:list-item>
                <text:p text:style-name="P8"><text:span text:style-name="T6">P1: Read char from file</text:span></text:p>
              </text:list-item>
              <text:list-item>
                <text:p text:style-name="P8"><text:span text:style-name="T6">P2: Write in pipe</text:span></text:p>
              </text:list-item>
              <text:list-item>
                <text:p text:style-name="P8"><text:span text:style-name="T6">P3: Go to P1 until pipe is full</text:span></text:p>
              </text:list-item>
              <text:list-item>
                <text:p text:style-name="P8"><text:span text:style-name="T6">P4: switch to consumer</text:span></text:p>
              </text:list-item>
              <text:list-item>
                <text:p text:style-name="P8"><text:span text:style-name="T6">P5: Go to P1 again until EOF</text:span></text:p>
              </text:list-item>
              <text:list-item>
                <text:p text:style-name="P8"><text:span text:style-name="T6">P6: switch to consumer for the remaining</text:span></text:p>
              </text:list-item>
              <text:list-item>
                <text:p text:style-name="P8"><text:span text:style-name="T6">P7: return</text:span></text:p>
                <text:p text:style-name="P8"><text:span text:style-name="T6">}</text:span></text:p>
                <text:p text:style-name="P8"><text:span text:style-name="T6">Main{</text:span></text:p>
              </text:list-item>
              <text:list-item>
                <text:p text:style-name="P8"><text:span text:style-name="T6">Coroutines init, create threads,</text:span></text:p>
              </text:list-item>
              <text:list-item>
                <text:p text:style-name="P8"><text:span text:style-name="T6">Switch to producer</text:span></text:p>
              </text:list-item>
              <text:list-item>
                <text:p text:style-name="P8"><text:span text:style-name="T6">Check the two files</text:span></text:p>
              </text:list-item>
              <text:list-item>
                <text:p text:style-name="P8"><text:span text:style-name="T6">Return</text:span></text:p>
              </text:list-item>
              <text:list-item>
                <text:p text:style-name="P8"><text:span text:style-name="T6">}</text:span></text:p>
              </text:list-item>
            </text:list>
          </draw:text-box>
        </draw:frame>
        <draw:frame presentation:style-name="pr3" draw:text-style-name="P8" draw:layer="layout" svg:width="13.716cm" svg:height="14.986cm" svg:x="13.97cm" svg:y="3.048cm" presentation:class="outline" presentation:user-transformed="true">
          <draw:text-box>
            <text:list text:style-name="L3">
              <text:list-header>
                <text:p text:style-name="P8"><text:span text:style-name="T6">Consumer{</text:span></text:p>
              </text:list-header>
              <text:list-item>
                <text:p text:style-name="P8"><text:span text:style-name="T6">P1: Read char from pipe</text:span></text:p>
              </text:list-item>
              <text:list-item>
                <text:p text:style-name="P8"><text:span text:style-name="T6">P2: if read fails go to P6</text:span></text:p>
              </text:list-item>
              <text:list-item>
                <text:p text:style-name="P8"><text:span text:style-name="T6">P3: Write in new file</text:span></text:p>
              </text:list-item>
              <text:list-item>
                <text:p text:style-name="P8"><text:span text:style-name="T6">P4: Go to P1 until pipe is empty</text:span></text:p>
              </text:list-item>
              <text:list-item>
                <text:p text:style-name="P8"><text:span text:style-name="T6">P5: switch to consumer</text:span></text:p>
              </text:list-item>
              <text:list-item>
                <text:p text:style-name="P8"><text:span text:style-name="T6">P6: return</text:span></text:p>
              </text:list-item>
              <text:list-item>
                <text:p text:style-name="P8"><text:span text:style-name="T6">}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2T3">
        <draw:custom-shape draw:name="CustomShape 1" draw:style-name="gr5" draw:text-style-name="P7" draw:layer="layout" svg:width="25.197cm" svg:height="1.769cm" svg:x="1.4cm" svg:y="0.837cm">
          <text:p text:style-name="P1"><text:span text:style-name="T5">4.2 </text:span><text:span text:style-name="T7">Threads with auto Context Switch</text:span><text:span text:style-name="T5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8" draw:layer="layout" svg:width="13.316cm" svg:height="14.986cm" svg:x="0.4cm" svg:y="3.048cm" presentation:class="outline" presentation:placeholder="true" presentation:user-transformed="true">
          <draw:text-box/>
        </draw:frame>
        <draw:frame presentation:style-name="pr3" draw:text-style-name="P8" draw:layer="layout" svg:width="13.716cm" svg:height="14.986cm" svg:x="13.97cm" svg:y="3.048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2_20_Content" presentation:presentation-page-layout-name="AL2T3">
        <draw:custom-shape draw:name="CustomShape 1" draw:style-name="gr1" draw:text-style-name="P2" draw:layer="layout" svg:width="25.197cm" svg:height="1.769cm" svg:x="1.4cm" svg:y="0.837cm">
          <text:p text:style-name="P1"><text:span text:style-name="T8">4.2 Αναγνώριση πρώτων αριθμώ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0" draw:layer="layout" svg:width="12.295cm" svg:height="14.896cm" svg:x="1.421cm" svg:y="3.138cm">
          <text:list text:style-name="L2">
            <text:list-header>
              <text:p text:style-name="P9"><text:span text:style-name="T9">struct t_args{</text:span></text:p>
              <text:p text:style-name="P9"><text:span text:style-name="T9"><text:tab/></text:span><text:span text:style-name="T9">int *number ;</text:span><text:span text:style-name="T9"><text:tab/></text:span></text:p>
              <text:p text:style-name="P9"><text:span text:style-name="T9"><text:tab/></text:span><text:span text:style-name="T9">thr_t self ;</text:span></text:p>
              <text:p text:style-name="P9"><text:span text:style-name="T9"><text:tab/></text:span><text:span text:style-name="T9">int die ;</text:span><text:span text:style-name="T9"><text:tab/></text:span><text:span text:style-name="T9"><text:tab/></text:span></text:p>
              <text:p text:style-name="P9"><text:span text:style-name="T9">} </text:span></text:p>
              <text:p text:style-name="P9"><text:span text:style-name="T9"/></text:p>
            </text:list-header>
            <text:list-item>
              <text:p text:style-name="P9"><text:span text:style-name="T9">p0:main(threads n){</text:span></text:p>
            </text:list-item>
            <text:list-item>
              <text:p text:style-name="P9"><text:span text:style-name="T9">p1: <text:s text:c="3"/>allocate_space(n);</text:span></text:p>
            </text:list-item>
            <text:list-item>
              <text:p text:style-name="P9"><text:span text:style-name="T9">p2: <text:s text:c="3"/>thread_create(n);</text:span></text:p>
            </text:list-item>
            <text:list-item>
              <text:p text:style-name="P9"><text:span text:style-name="T9">p3: <text:s text:c="3"/>get_number(num);</text:span></text:p>
            </text:list-item>
            <text:list-item>
              <text:p text:style-name="P9"><text:span text:style-name="T9">p4: <text:s text:c="3"/>while (num !=0){</text:span></text:p>
            </text:list-item>
            <text:list-item>
              <text:p text:style-name="P9"><text:span text:style-name="T9">p5: <text:s text:c="7"/>up(</text:span><text:span text:style-name="T10">busy</text:span><text:span text:style-name="T9">);</text:span></text:p>
            </text:list-item>
            <text:list-item>
              <text:p text:style-name="P9"><text:span text:style-name="T9">p6: <text:s text:c="7"/>down(</text:span><text:span text:style-name="T11">gotnum</text:span><text:span text:style-name="T9">);</text:span></text:p>
            </text:list-item>
            <text:list-item>
              <text:p text:style-name="P9"><text:span text:style-name="T9">p7: <text:s text:c="7"/>get_number(num);</text:span></text:p>
            </text:list-item>
            <text:list-item>
              <text:p text:style-name="P9"><text:span text:style-name="T9">p8: <text:s text:c="3"/>}</text:span></text:p>
            </text:list-item>
            <text:list-item>
              <text:p text:style-name="P9"><text:span text:style-name="T9">p9: <text:s text:c="4"/>notify_workers_to_term(args.die=1);</text:span></text:p>
            </text:list-item>
            <text:list-item>
              <text:p text:style-name="P9"><text:span text:style-name="T9">p10: <text:s text:c="2"/>for(i=0;i&lt;n;i++){</text:span></text:p>
            </text:list-item>
            <text:list-item>
              <text:p text:style-name="P9"><text:span text:style-name="T9">P11: <text:s text:c="6"/>up(</text:span><text:span text:style-name="T10">busy</text:span><text:span text:style-name="T9">); down(</text:span><text:span text:style-name="T12">sleep</text:span><text:span text:style-name="T9">);</text:span></text:p>
            </text:list-item>
            <text:list-item>
              <text:p text:style-name="P9"><text:span text:style-name="T9">P12: <text:s text:c="2"/>}</text:span></text:p>
            </text:list-item>
            <text:list-item>
              <text:p text:style-name="P9"><text:span text:style-name="T9">p13: <text:s text:c="2"/>return 0;</text:span></text:p>
            </text:list-item>
            <text:list-item>
              <text:p text:style-name="P9"><text:span text:style-name="T9">P14: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0" draw:layer="layout" svg:width="12.295cm" svg:height="14.732cm" svg:x="14.478cm" svg:y="3.048cm">
          <text:list text:style-name="L2">
            <text:list-header>
              <text:p text:style-name="P9"><text:span text:style-name="T9">sem_t:</text:span></text:p>
              <text:p text:style-name="P9"><text:span text:style-name="T10">BUSY</text:span><text:span text:style-name="T9"> =0</text:span></text:p>
              <text:p text:style-name="P9"><text:span text:style-name="T11">GOTNUM</text:span><text:span text:style-name="T9"> =0</text:span></text:p>
              <text:p text:style-name="P9"><text:span text:style-name="T12">SLEEP</text:span><text:span text:style-name="T9"> =0</text:span></text:p>
              <text:p text:style-name="P9"><text:span text:style-name="T9"/></text:p>
              <text:p text:style-name="P9"><text:span text:style-name="T9"/></text:p>
            </text:list-header>
            <text:list-item>
              <text:p text:style-name="P9"><text:span text:style-name="T9">p0:worker(input){</text:span></text:p>
            </text:list-item>
            <text:list-item>
              <text:p text:style-name="P9"><text:span text:style-name="T9">P1: <text:s text:c="3"/>down(</text:span><text:span text:style-name="T10">busy</text:span><text:span text:style-name="T9">);</text:span></text:p>
            </text:list-item>
            <text:list-item>
              <text:p text:style-name="P9"><text:span text:style-name="T9">p2: <text:s text:c="3"/>while(arg.die ==0 ){</text:span></text:p>
            </text:list-item>
            <text:list-item>
              <text:p text:style-name="P9"><text:span text:style-name="T9">P3:</text:span><text:span text:style-name="T9"><text:tab/></text:span><text:span text:style-name="T9"> <text:s text:c="4"/>number= *(arg-&gt;num);</text:span></text:p>
            </text:list-item>
            <text:list-item>
              <text:p text:style-name="P9"><text:span text:style-name="T9">p4: <text:s text:c="7"/>up(</text:span><text:span text:style-name="T11">gotnum</text:span><text:span text:style-name="T9">);</text:span></text:p>
            </text:list-item>
            <text:list-item>
              <text:p text:style-name="P9"><text:span text:style-name="T9">p5: <text:s text:c="7"/>prime_test();</text:span></text:p>
            </text:list-item>
            <text:list-item>
              <text:p text:style-name="P9"><text:span text:style-name="T9">p6: <text:s text:c="7"/>print_result();</text:span></text:p>
            </text:list-item>
            <text:list-item>
              <text:p text:style-name="P9"><text:span text:style-name="T9">p7: <text:s text:c="7"/>down(</text:span><text:span text:style-name="T10">busy</text:span><text:span text:style-name="T9">);</text:span></text:p>
            </text:list-item>
            <text:list-item>
              <text:p text:style-name="P9"><text:span text:style-name="T9">p8: <text:s text:c="3"/>}</text:span></text:p>
            </text:list-item>
            <text:list-item>
              <text:p text:style-name="P9"><text:span text:style-name="T9">p9: <text:s text:c="3"/>up(</text:span><text:span text:style-name="T12">sleep</text:span><text:span text:style-name="T9">);</text:span></text:p>
            </text:list-item>
            <text:list-item>
              <text:p text:style-name="P9"><text:span text:style-name="T9">p10: <text:s text:c="3"/>return 0;</text:span></text:p>
            </text:list-item>
            <text:list-item>
              <text:p text:style-name="P11"><text:span text:style-name="T9">p11: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none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frame draw:style-name="Mgr3" draw:text-style-name="MP5" draw:layer="backgroundobjects" svg:width="27.997cm" svg:height="4.871cm" svg:x="0cm" svg:y="16.129cm">
        <draw:image xlink:href="Pictures/1000000000000421000000B8A3E59788A01B5109.jpg" xlink:type="simple" xlink:show="embed" xlink:actuate="onLoad">
          <text:p/>
        </draw:image>
      </draw:frame>
      <draw:frame draw:name="PlaceHolder 1" presentation:style-name="Title_20_Only-title" draw:layer="backgroundobjects" svg:width="25.197cm" svg:height="1.769cm" svg:x="1.4cm" svg:y="0.837cm" presentation:class="title" presentation:placeholder="true" presentation:user-transformed="true">
        <draw:text-box/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6" draw:layer="backgroundobjects" svg:width="27.989cm" svg:height="2.61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989cm" svg:height="2.614cm" svg:x="0cm" svg:y="18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4" draw:text-style-name="MP6" draw:layer="backgroundobjects" svg:width="27.989cm" svg:height="2.61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989cm" svg:height="2.614cm" svg:x="0cm" svg:y="18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-title" draw:layer="backgroundobjects" svg:width="25.197cm" svg:height="1.769cm" svg:x="1.4cm" svg:y="0.837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5.999cm" svg:height="5.807cm" svg:x="1.4cm" svg:y="4.914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5.999cm" svg:height="5.807cm" svg:x="7.701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4.85cm" svg:height="11.136cm" svg:x="3.074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4" draw:text-style-name="MP6" draw:layer="backgroundobjects" svg:width="27.989cm" svg:height="2.61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989cm" svg:height="2.614cm" svg:x="0cm" svg:y="18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17:55:03</meta:creation-date>
    <dc:language>en-US</dc:language>
    <dc:date>2018-12-21T19:45:32.640021205</dc:date>
    <meta:editing-cycles>40</meta:editing-cycles>
    <dc:title>Blue Curve</dc:title>
    <meta:editing-duration>PT2H26M50S</meta:editing-duration>
    <meta:generator>LibreOffice/6.0.7.3$Linux_X86_64 LibreOffice_project/00m0$Build-3</meta:generator>
    <meta:document-statistic meta:object-count="73"/>
  </office:meta>
</office:document-meta>
</file>